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00000000C83219F6C7E893AB6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paragraph-rsid="0037e73e"/>
    </style:style>
    <style:style style:name="P4" style:family="paragraph" style:parent-style-name="List_20_Contents">
      <style:text-properties officeooo:paragraph-rsid="00093628"/>
    </style:style>
    <style:style style:name="P5" style:family="paragraph" style:parent-style-name="List_20_Contents">
      <style:text-properties officeooo:paragraph-rsid="000ca028"/>
    </style:style>
    <style:style style:name="P6" style:family="paragraph" style:parent-style-name="Source_20_Code">
      <style:text-properties officeooo:paragraph-rsid="000ca028"/>
    </style:style>
    <style:style style:name="P7" style:family="paragraph" style:parent-style-name="Preformatted_20_Text">
      <style:paragraph-properties fo:margin-top="0cm" fo:margin-bottom="0.499cm" style:contextual-spacing="false"/>
    </style:style>
    <style:style style:name="P8" style:family="paragraph" style:parent-style-name="Text_20_body">
      <style:paragraph-properties fo:margin-left="1cm" fo:margin-right="0cm" fo:text-indent="0cm" style:auto-text-indent="false"/>
    </style:style>
    <style:style style:name="P9" style:family="paragraph" style:parent-style-name="Title">
      <style:text-properties officeooo:paragraph-rsid="001733fa"/>
    </style:style>
    <style:style style:name="P10" style:family="paragraph" style:parent-style-name="Footer">
      <style:text-properties officeooo:rsid="002ec0d7" officeooo:paragraph-rsid="006087f3"/>
    </style:style>
    <style:style style:name="P11" style:family="paragraph" style:parent-style-name="Footer">
      <style:text-properties officeooo:rsid="002ec0d7" officeooo:paragraph-rsid="006ae128"/>
    </style:style>
    <style:style style:name="P12" style:family="paragraph" style:parent-style-name="Footer">
      <style:text-properties officeooo:paragraph-rsid="00307e24"/>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T1" style:family="text">
      <style:text-properties style:font-name="Fabrikat" fo:font-size="13pt" style:font-size-asian="10.5pt"/>
    </style:style>
    <style:style style:name="T2" style:family="text">
      <style:text-properties style:font-name="Fabrikat" fo:font-size="13pt" officeooo:rsid="0017cc1f" style:font-size-asian="10.5pt"/>
    </style:style>
    <style:style style:name="T3" style:family="text">
      <style:text-properties style:font-name="Fabrikat" fo:font-size="13pt" officeooo:rsid="00176edb" style:font-size-asian="10.5pt"/>
    </style:style>
    <style:style style:name="T4" style:family="text">
      <style:text-properties style:font-name="Fabrikat" fo:font-size="13pt" officeooo:rsid="000b2ba5" style:font-size-asian="10.5pt"/>
    </style:style>
    <style:style style:name="T5" style:family="text">
      <style:text-properties officeooo:rsid="003b54cc"/>
    </style:style>
    <style:style style:name="T6" style:family="text">
      <style:text-properties officeooo:rsid="0012abe4"/>
    </style:style>
    <style:style style:name="T7" style:family="text">
      <style:text-properties officeooo:rsid="0037e73e"/>
    </style:style>
    <style:style style:name="T8" style:family="text">
      <style:text-properties officeooo:rsid="00093628"/>
    </style:style>
    <style:style style:name="T9" style:family="text">
      <style:text-properties officeooo:rsid="001733fa"/>
    </style:style>
    <style:style style:name="T10" style:family="text">
      <style:text-properties officeooo:rsid="0017cc1f"/>
    </style:style>
    <style:style style:name="T11" style:family="text">
      <style:text-properties officeooo:rsid="006ae128"/>
    </style:style>
    <style:style style:name="T12" style:family="text"/>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9">Lanzando y atajando</text:span> excepciones</text:p>
      <text:p text:style-name="Subtitle">Guía de campo</text:p>
      <text:h text:style-name="Heading_20_1" text:outline-level="1">Errores y excepciones</text:h>
      <text:p text:style-name="Text_20_body">Hasta ahora los mensajes de error no habían sido más que mencionados, pero si probaste los ejemplos probablemente hayas visto algunos. Hay (al menos) dos tipos diferentes de errores: <text:span text:style-name="Emphasis">errores de sintaxis</text:span> y <text:span text:style-name="Emphasis">excepciones</text:span>.</text:p>
      <text:h text:style-name="Heading_20_2" text:outline-level="2">Errores de sintaxis</text:h>
      <text:p text:style-name="Text_20_body">Los errores de sintaxis, también conocidos como errores de interpretación, son quizás el tipo de queja más común que tenés cuando todavía estás aprendiendo Python:</text:p>
      <text:p text:style-name="Source_20_Code">&gt;&gt;&gt; while True print 'Hola Mundo'</text:p>
      <text:p text:style-name="Source_20_Code">Traceback (most recent call last):</text:p>
      <text:p text:style-name="Source_20_Code">...</text:p>
      <text:p text:style-name="Source_20_Code"><text:s text:c="4"/>while True print 'Hola Mundo'</text:p>
      <text:p text:style-name="Source_20_Code"><text:s text:c="19"/>^</text:p>
      <text:p text:style-name="Source_20_Code">SyntaxError: invalid syntax</text:p>
      <text:p text:style-name="Text_20_body">El intérprete repite la línea culpable y muestra una pequeña “flecha” que apunta al primer lugar donde se detectó el error. Este es causado por (o al menos detectado en) el símbolo que <text:span text:style-name="Emphasis">precede</text:span> a la flecha: en el ejemplo, el error se detecta en la sentencia <text:span text:style-name="Example">print</text:span>, ya que faltan dos puntos (<text:span text:style-name="Source_20_Text">'</text:span><text:span text:style-name="Example">:</text:span><text:span text:style-name="Source_20_Text">'</text:span>) antes del mismo. Se muestran el nombre del archivo y el número de línea para que sepas dónde mirar en caso de que la entrada venga de un programa.</text:p>
      <text:h text:style-name="Heading_20_2" text:outline-level="2">Excepciones</text:h>
      <text:p text:style-name="Text_20_body">Incluso si la sentencia o expresión es sintácticamente correcta, puede generar un error cuando se intenta ejecutarla. Los errores detectados durante la ejecución se llaman <text:span text:style-name="Emphasis">excepciones</text:span>, y no son incondicionalmente fatales: pronto aprenderás cómo manejarlos en los programas en <text:soft-page-break/>Python. Sin embargo, la mayoría de las excepciones no son manejadas por los programas, y resultan en mensajes de error como los mostrados aquí:</text:p>
      <text:p text:style-name="Source_20_Code">&gt;&gt;&gt; 10 * (1/0)</text:p>
      <text:p text:style-name="Source_20_Code">Traceback (most recent call last):</text:p>
      <text:p text:style-name="Source_20_Code"><text:s text:c="2"/>File "&lt;stdin&gt;", line 1, in ?</text:p>
      <text:p text:style-name="Source_20_Code">ZeroDivisionError: integer division or modulo by zero</text:p>
      <text:p text:style-name="Source_20_Code">&gt;&gt;&gt; 4 + spam*3</text:p>
      <text:p text:style-name="Source_20_Code">Traceback (most recent call last):</text:p>
      <text:p text:style-name="Source_20_Code"><text:s text:c="2"/>File "&lt;stdin&gt;", line 1, in ?</text:p>
      <text:p text:style-name="Source_20_Code">NameError: name 'spam' is not defined</text:p>
      <text:p text:style-name="Source_20_Code">&gt;&gt;&gt; '2' + 2</text:p>
      <text:p text:style-name="Source_20_Code">Traceback (most recent call last):</text:p>
      <text:p text:style-name="Source_20_Code"><text:s text:c="2"/>File "&lt;stdin&gt;", line 1, in ?</text:p>
      <text:p text:style-name="Source_20_Code">TypeError: cannot concatenate 'str' and 'int' objects</text:p>
      <text:p text:style-name="Text_20_body">La última línea de los mensajes de error indica qué sucedió. Las excepciones vienen de distintos tipos, y el tipo se imprime como parte del mensaje: los tipos en el ejemplo son: <text:span text:style-name="Example">ZeroDivisionError</text:span>, <text:span text:style-name="Example">NameError</text:span> y <text:span text:style-name="Example">TypeError</text:span>.</text:p>
      <text:p text:style-name="Text_20_body">La cadena mostrada como tipo de la excepción es el nombre de la excepción predefinida que ocurrió. Esto es verdad para todas las excepciones predefinidas del intérprete, pero no necesita ser verdad para excepciones definidas por el usuario (aunque es una convención útil). Los nombres de las excepciones estándar son identificadores incorporados al intérprete (no son palabras clave reservadas).</text:p>
      <text:p text:style-name="Text_20_body">El resto de la línea provee un detalle basado en el tipo de la excepción y qué la causó.</text:p>
      <text:p text:style-name="Text_20_body">La parte anterior del mensaje de error muestra el contexto donde la excepción sucedió, en la forma de un <text:span text:style-name="Emphasis">trazado del error</text:span> listando líneas fuente; sin embargo, no mostrará líneas leídas desde la entrada estándar.</text:p>
      <text:p text:style-name="Text_20_body">Excepciones integradas, es una lista las excepciones predefinidas y sus significados.</text:p>
      <text:h text:style-name="Heading_20_2" text:outline-level="2">Manejando excepciones</text:h>
      <text:p text:style-name="Text_20_body">Es posible escribir programas que manejen determinadas excepciones. Mirá el siguiente ejemplo, que le pide al usuario una entrada hasta que ingrese un entero válido, pero permite al usuario interrumpir el programa (usando <text:span text:style-name="Example">Control-C</text:span> o lo que sea que el sistema operativo soporte); notá que una interrupción generada por el usuario se señaliza generando la excepción KeyboardInterrupt.</text:p>
      <text:p text:style-name="Source_20_Code"><text:soft-page-break/>&gt;&gt;&gt; while True:</text:p>
      <text:p text:style-name="Source_20_Code">... <text:s text:c="4"/>try:</text:p>
      <text:p text:style-name="Source_20_Code">... <text:s text:c="8"/>x = int(raw_input(u"Por favor ingrese un número: "))</text:p>
      <text:p text:style-name="Source_20_Code">... <text:s text:c="8"/>break</text:p>
      <text:p text:style-name="Source_20_Code">... <text:s text:c="4"/>except ValueError:</text:p>
      <text:p text:style-name="Source_20_Code">... <text:s text:c="8"/>print u"Oops! <text:s/>No era válido. Intente nuevamente..."</text:p>
      <text:p text:style-name="Source_20_Code">...</text:p>
      <text:p text:style-name="Text_20_body">La sentencia <text:span text:style-name="Example">try</text:span> funciona de la siguiente manera:</text:p>
      <text:list text:style-name="L1">
        <text:list-item>
          <text:p text:style-name="P14">Primero, se ejecuta el <text:span text:style-name="Keyword">bloque try</text:span> (el código entre las sentencias <text:span text:style-name="Example">try</text:span> y <text:span text:style-name="Example">except</text:span>). </text:p>
        </text:list-item>
        <text:list-item>
          <text:p text:style-name="P14">Si no ocurre ninguna excepción, el <text:span text:style-name="Keyword">bloque except</text:span> se saltea y termina la ejecución de la sentencia <text:span text:style-name="Example">try</text:span>. </text:p>
        </text:list-item>
        <text:list-item>
          <text:p text:style-name="P14">Si ocurre una excepción durante la ejecución del <text:span text:style-name="Keyword">bloque try</text:span>, el resto del bloque se saltea. Luego, si su tipo coincide con la excepción nombrada luego de la palabra reservada <text:span text:style-name="Example">except</text:span>, se ejecuta el <text:span text:style-name="Keyword">bloque except</text:span>, y la ejecución continúa luego de la sentencia <text:span text:style-name="Example">try</text:span>. </text:p>
        </text:list-item>
        <text:list-item>
          <text:p text:style-name="P13">Si ocurre una excepción que no coincide con la excepción nombrada en el <text:span text:style-name="Example">except</text:span>, esta se pasa a declaraciones <text:span text:style-name="Example">try</text:span> de más afuera; si no se encuentra nada que la maneje, es una <text:span text:style-name="Keyword">excepción no manejada</text:span>, y la ejecución se frena con un mensaje como los mostrados arriba. </text:p>
        </text:list-item>
      </text:list>
      <text:p text:style-name="Text_20_body">Una sentencia <text:span text:style-name="Example">try</text:span> puede tener más de un <text:span text:style-name="Example">except</text:span>, para especificar manejadores para distintas excepciones. A lo sumo un manejador será ejecutado. Sólo se manejan excepciones que ocurren en el correspondiente <text:span text:style-name="Example">try</text:span>, no en otros manejadores del mismo <text:span text:style-name="Example">try</text:span>. Un <text:span text:style-name="Example">except</text:span> puede nombrar múltiples excepciones usando paréntesis, por ejemplo:</text:p>
      <text:p text:style-name="Source_20_Code">... except (RuntimeError, TypeError, NameError):</text:p>
      <text:p text:style-name="Source_20_Code">... <text:s text:c="4"/>pass</text:p>
      <text:p text:style-name="Text_20_body">El último <text:span text:style-name="Example">except</text:span> puede omitir nombrar qué excepción captura, para servir como comodín. Usá esto con extremo cuidado, ya que de esta manera es fácil ocultar un error real de programación. También puede usarse para mostrar un mensaje de error y luego re-generar la excepción (permitiéndole al que llama, manejar también la excepción):</text:p>
      <text:p text:style-name="Source_20_Code">import sys</text:p>
      <text:p text:style-name="Source_20_Code"/>
      <text:p text:style-name="Source_20_Code">try:</text:p>
      <text:p text:style-name="Source_20_Code"><text:soft-page-break/><text:s text:c="4"/>f = open('numeros.txt')</text:p>
      <text:p text:style-name="Source_20_Code"><text:s text:c="4"/>s = f.readline()</text:p>
      <text:p text:style-name="Source_20_Code"><text:s text:c="4"/>i = int(s.strip())</text:p>
      <text:p text:style-name="Source_20_Code">except IOError as (errno, strerror):</text:p>
      <text:p text:style-name="Source_20_Code"><text:s text:c="4"/>print "Error E/S ({0}): {1}".format(errno, strerror)</text:p>
      <text:p text:style-name="Source_20_Code">except ValueError:</text:p>
      <text:p text:style-name="Source_20_Code"><text:s text:c="4"/>print "No pude convertir el dato a un entero."</text:p>
      <text:p text:style-name="Source_20_Code">except:</text:p>
      <text:p text:style-name="Source_20_Code"><text:s text:c="4"/>print "Error inesperado:", sys.exc_info()[0]</text:p>
      <text:p text:style-name="Source_20_Code"><text:s text:c="4"/>raise</text:p>
      <text:p text:style-name="Text_20_body">Las declaraciones <text:span text:style-name="Example">try … except</text:span> tienen un <text:span text:style-name="Keyword">bloque else</text:span> opcional, el cual, cuando está presente, debe seguir a los <text:span text:style-name="Example">except</text:span>. Es útil para aquel código que debe ejecutarse si el <text:span text:style-name="Keyword">bloque try</text:span> no genera una excepción. Por ejemplo:</text:p>
      <text:p text:style-name="Source_20_Code">for arg in sys.argv[1:]:</text:p>
      <text:p text:style-name="Source_20_Code"><text:s text:c="4"/>try:</text:p>
      <text:p text:style-name="Source_20_Code"><text:s text:c="8"/>f = open(arg, 'r')</text:p>
      <text:p text:style-name="Source_20_Code"><text:s text:c="4"/>except IOError:</text:p>
      <text:p text:style-name="Source_20_Code"><text:s text:c="8"/>print 'no pude abrir', arg</text:p>
      <text:p text:style-name="Source_20_Code"><text:s text:c="4"/>else:</text:p>
      <text:p text:style-name="Source_20_Code"><text:s text:c="8"/>print arg, 'tiene', len(f.readlines()), 'lineas'</text:p>
      <text:p text:style-name="Source_20_Code"><text:s text:c="8"/>f.close()</text:p>
      <text:p text:style-name="Text_20_body">El uso de <text:span text:style-name="Example">else</text:span> es mejor que agregar código adicional en el <text:span text:style-name="Example">try</text:span> porque evita capturar accidentalmente una excepción que no fue generada por el código que está protegido por la sentencia <text:span text:style-name="Example">try … except</text:span>.</text:p>
      <text:p text:style-name="Text_20_body">Cuando ocurre una excepción, puede tener un valor asociado, también conocido como el <text:span text:style-name="Keyword">argumento</text:span> de la excepción. La presencia y el tipo de argumento depende del tipo de excepción.</text:p>
      <text:p text:style-name="Text_20_body">El <text:span text:style-name="Example">except</text:span> puede especificar una variable luego del nombre (o tupla) de excepción(es). La variable se vincula a una instancia de excepción con los argumentos almacenados en <text:span text:style-name="Example">instance.args</text:span>. Por conveniencia, la instancia de excepción define <text:span text:style-name="Example">__str__()</text:span> para que se pueda mostrar los argumentos directamente, sin necesidad de hacer referencia a <text:span text:style-name="Example">.args</text:span>.</text:p>
      <text:p text:style-name="Text_20_body">Uno también puede instanciar una excepción antes de generarla, y agregarle cualquier atributo que se desee:</text:p>
      <text:p text:style-name="Source_20_Code">&gt;&gt;&gt; try:</text:p>
      <text:p text:style-name="Source_20_Code">... <text:s text:c="3"/>raise Exception('carne', 'huevos')</text:p>
      <text:p text:style-name="Source_20_Code"><text:soft-page-break/>... except Exception as inst:</text:p>
      <text:p text:style-name="Source_20_Code">... <text:s text:c="3"/>print type(inst) <text:s text:c="4"/># la instancia de excepción</text:p>
      <text:p text:style-name="Source_20_Code">... <text:s text:c="3"/>print inst.args <text:s text:c="5"/># argumentos guardados en .args</text:p>
      <text:p text:style-name="Source_20_Code">... <text:s text:c="3"/>print inst <text:s text:c="10"/># __str__ permite imprimir args directamente</text:p>
      <text:p text:style-name="Source_20_Code">... <text:s text:c="3"/>x, y = inst <text:s text:c="9"/># __getitem__ permite usar args directamente</text:p>
      <text:p text:style-name="Source_20_Code">... <text:s text:c="3"/>print 'x =', x</text:p>
      <text:p text:style-name="Source_20_Code">... <text:s text:c="3"/>print 'y =', y</text:p>
      <text:p text:style-name="Source_20_Code">...</text:p>
      <text:p text:style-name="Source_20_Code">&lt;type 'exceptions.Exception'&gt;</text:p>
      <text:p text:style-name="Source_20_Code">('carne', 'huevos')</text:p>
      <text:p text:style-name="Source_20_Code">('carne', 'huevos')</text:p>
      <text:p text:style-name="Source_20_Code">x = carne</text:p>
      <text:p text:style-name="Source_20_Code">y = huevos</text:p>
      <text:p text:style-name="Text_20_body">Si una excepción tiene un argumento, este se imprime como la última parte (el “detalle”) del mensaje para las excepciones que no están manejadas.</text:p>
      <text:p text:style-name="Text_20_body">Los manejadores de excepciones no manejan solamente las excepciones que ocurren en el <text:span text:style-name="Keyword">bloque try</text:span>, también manejan las excepciones que ocurren dentro de las funciones que se llaman (inclusive indirectamente) dentro del <text:span text:style-name="Keyword">bloque try</text:span>. Por ejemplo:</text:p>
      <text:p text:style-name="Source_20_Code">&gt;&gt;&gt; def esto_falla():</text:p>
      <text:p text:style-name="Source_20_Code">... <text:s text:c="4"/>x = 1/0</text:p>
      <text:p text:style-name="Source_20_Code">...</text:p>
      <text:p text:style-name="Source_20_Code">&gt;&gt;&gt; try:</text:p>
      <text:p text:style-name="Source_20_Code">... <text:s text:c="4"/>esto_falla()</text:p>
      <text:p text:style-name="Source_20_Code">... except ZeroDivisionError as detail:</text:p>
      <text:p text:style-name="Source_20_Code">... <text:s text:c="4"/>print 'Manejando error en tiempo de ejecución:', detail</text:p>
      <text:p text:style-name="Source_20_Code">...</text:p>
      <text:p text:style-name="P7">Manejando error en tiempo de ejecución: integer division or modulo by zero</text:p>
      <text:h text:style-name="Heading_20_2" text:outline-level="2">Levantando excepciones</text:h>
      <text:p text:style-name="Text_20_body">La sentencia <text:span text:style-name="Example">raise</text:span> permite al programador forzar a que ocurra una excepción específica. Por ejemplo:</text:p>
      <text:p text:style-name="Source_20_Code">&gt;&gt;&gt; raise NameError('Hola')</text:p>
      <text:p text:style-name="Source_20_Code">Traceback (most recent call last):</text:p>
      <text:p text:style-name="Source_20_Code"><text:s text:c="2"/>File "&lt;stdin&gt;", line 1, in ?</text:p>
      <text:p text:style-name="Source_20_Code">NameError: Hola</text:p>
      <text:p text:style-name="Text_20_body"><text:soft-page-break/>El único argumento a <text:span text:style-name="Example">raise</text:span> indica la excepción a generarse. Tiene que ser o una instancia de excepción, o una clase de excepción (una clase que hereda de <text:span text:style-name="Example">Exception</text:span>).</text:p>
      <text:p text:style-name="Text_20_body">Si necesitás determinar cuando una excepción fue lanzada pero no querés manejarla, una forma simplificada de la sentencia <text:span text:style-name="Example">raise</text:span> te permite relanzarla:</text:p>
      <text:p text:style-name="Source_20_Code">&gt;&gt;&gt; try:</text:p>
      <text:p text:style-name="Source_20_Code">... <text:s text:c="4"/>raise NameError('Hola')</text:p>
      <text:p text:style-name="Source_20_Code">... except NameError:</text:p>
      <text:p text:style-name="Source_20_Code">... <text:s text:c="4"/>print u'Ha sucedido una excepción!'</text:p>
      <text:p text:style-name="Source_20_Code">... <text:s text:c="4"/>raise</text:p>
      <text:p text:style-name="Source_20_Code">...</text:p>
      <text:p text:style-name="Source_20_Code">Ha sucedido una excepción!</text:p>
      <text:p text:style-name="Source_20_Code">Traceback (most recent call last):</text:p>
      <text:p text:style-name="Source_20_Code"><text:s text:c="2"/>File "&lt;stdin&gt;", line 2, in ?</text:p>
      <text:p text:style-name="Source_20_Code">NameError: Hola</text:p>
      <text:h text:style-name="Heading_20_2" text:outline-level="2">Sentencia assert</text:h>
      <text:p text:style-name="Text_20_body">La sentencia <text:span text:style-name="Example">assert</text:span> es una vía conveniente para insertar afirmaciones de depuración dentro de un programa:</text:p>
      <text:p text:style-name="Text_20_body">La forma simple, «<text:span text:style-name="Example">assert expression</text:span>», es equivalente a:</text:p>
      <text:p text:style-name="Source_20_Code">if __debug__:</text:p>
      <text:p text:style-name="Source_20_Code"><text:s text:c="4"/>if not expression: raise AssertionError</text:p>
      <text:p text:style-name="Text_20_body">La forma extendida, «<text:span text:style-name="Example">assert expression1, expression2</text:span>», es equivalente a:</text:p>
      <text:p text:style-name="Source_20_Code">if __debug__:</text:p>
      <text:p text:style-name="Source_20_Code"><text:s text:c="4"/>if not expression1: raise AssertionError(expression2)</text:p>
      <text:p text:style-name="Text_20_body">Estas equivalencias suponen que <text:span text:style-name="Example">__debug__</text:span> y la excepción «<text:span text:style-name="Example">AssertionError</text:span>» se refieren a las variables incorporadas con esos nombres. En la corriente implementación, la variable incorporada <text:span text:style-name="Example">__debug__</text:span> es <text:span text:style-name="Example">True</text:span> en circunstancias normales, <text:span text:style-name="Example">False</text:span> cuando se solicita la optimización (opción del línea de comando <text:span text:style-name="Example">-O</text:span>). El generador de código actual no emite ningún código para una sentencia <text:span text:style-name="Example">assert</text:span> cuando se solicita la optimización en tiempo de compilación. Nota que no es necesario incluir el código fuente de la expresión que falló en el mensaje de error; se mostrará como parte del <text:span text:style-name="Keyword">stack trace</text:span>.</text:p>
      <text:p text:style-name="Text_20_body"><text:soft-page-break/>Asignaciones a <text:span text:style-name="Example">__debug__</text:span> son ilegales. El valor para la variable integrada es determinada cuando el interprete inicia.</text:p>
      <text:h text:style-name="Heading_20_2" text:outline-level="2">Excepciones definidas por el usuario</text:h>
      <text:p text:style-name="Text_20_body">Los programas pueden nombrar sus propias excepciones creando una nueva clase excepción (mirá el apartado de Clases para más información sobre las clases de Python). Las excepciones, típicamente, deberán derivar de la clase <text:span text:style-name="Example">Exception</text:span>, directa o indirectamente. Por ejemplo:</text:p>
      <text:p text:style-name="Source_20_Code">&gt;&gt;&gt; class MiError(Exception):</text:p>
      <text:p text:style-name="Source_20_Code">... <text:s text:c="4"/>def __init__(self, valor):</text:p>
      <text:p text:style-name="Source_20_Code">... <text:s text:c="8"/>self.valor = valor</text:p>
      <text:p text:style-name="Source_20_Code">... <text:s text:c="4"/>def __str__(self):</text:p>
      <text:p text:style-name="Source_20_Code">... <text:s text:c="8"/>return repr(self.valor)</text:p>
      <text:p text:style-name="Source_20_Code">...</text:p>
      <text:p text:style-name="Source_20_Code">&gt;&gt;&gt; try:</text:p>
      <text:p text:style-name="Source_20_Code">... <text:s text:c="4"/>raise MiError(2*2)</text:p>
      <text:p text:style-name="Source_20_Code">... except MiError as e:</text:p>
      <text:p text:style-name="Source_20_Code">... <text:s text:c="4"/>print u'Ha ocurrido mi excepción, valor:', e.valor</text:p>
      <text:p text:style-name="Source_20_Code">...</text:p>
      <text:p text:style-name="Source_20_Code">Ocurrió mi excepción, valor: 4</text:p>
      <text:p text:style-name="Source_20_Code">&gt;&gt;&gt; raise MiError('oops!')</text:p>
      <text:p text:style-name="Source_20_Code">Traceback (most recent call last):</text:p>
      <text:p text:style-name="Source_20_Code"><text:s text:c="2"/>File "&lt;stdin&gt;", line 1, in ?</text:p>
      <text:p text:style-name="Source_20_Code">__main__.MiError: 'oops!'</text:p>
      <text:p text:style-name="Text_20_body">En este ejemplo, el método <text:span text:style-name="Example">__init__</text:span><text:span text:style-name="Source_20_Text">()</text:span> de Exception fue sobrescrito. El nuevo comportamiento simplemente crea el atributo <text:span text:style-name="Keyword">valor</text:span>.</text:p>
      <text:p text:style-name="Text_20_body">Esto reemplaza el comportamiento por defecto de crear el atributo <text:span text:style-name="Keyword">args</text:span>.</text:p>
      <text:p text:style-name="Text_20_body">Las clases de Excepciones pueden ser definidas de la misma forma que cualquier otra clase, pero usualmente se mantienen simples, a menudo solo ofreciendo un número de atributos con información sobre el error que leerán los manejadores de la excepción. Al crear un módulo que puede lanzar varios errores distintos, una práctica común es crear una clase base para excepciones definidas en ese módulo y extenderla para crear clases excepciones específicas para distintas condiciones de error:</text:p>
      <text:p text:style-name="Source_20_Code">class Error(Exception):</text:p>
      <text:p text:style-name="Source_20_Code"><text:s text:c="4"/>"""Clase base para excepciones en el módulo."""</text:p>
      <text:p text:style-name="Source_20_Code"><text:s text:c="4"/>pass</text:p>
      <text:p text:style-name="Source_20_Code"/>
      <text:p text:style-name="Source_20_Code"><text:soft-page-break/>class EntradaError(Error):</text:p>
      <text:p text:style-name="Source_20_Code"><text:s text:c="4"/>"""Exception lanzada por errores en las entradas.</text:p>
      <text:p text:style-name="Source_20_Code"/>
      <text:p text:style-name="Source_20_Code"><text:s text:c="4"/>Atributos:</text:p>
      <text:p text:style-name="Source_20_Code"><text:s text:c="8"/>expresion -- expresión de entrada en la que ocurre el error</text:p>
      <text:p text:style-name="Source_20_Code"><text:s text:c="8"/>mensaje -- explicación del error</text:p>
      <text:p text:style-name="Source_20_Code"><text:s text:c="4"/>"""</text:p>
      <text:p text:style-name="Source_20_Code"/>
      <text:p text:style-name="Source_20_Code"><text:s text:c="4"/>def __init__(self, expresion, mensaje):</text:p>
      <text:p text:style-name="Source_20_Code"><text:s text:c="8"/>self.expresion = expresion</text:p>
      <text:p text:style-name="Source_20_Code"><text:s text:c="8"/>self.mensaje = mensaje</text:p>
      <text:p text:style-name="Source_20_Code"/>
      <text:p text:style-name="Source_20_Code">class TransicionError(Error):</text:p>
      <text:p text:style-name="Source_20_Code"><text:s text:c="4"/>"""Lanzada cuando una operación intenta una</text:p>
      <text:p text:style-name="Source_20_Code"><text:s text:c="7"/>transición de estado no permitida.</text:p>
      <text:p text:style-name="Source_20_Code"/>
      <text:p text:style-name="Source_20_Code"><text:s text:c="4"/>Atributos:</text:p>
      <text:p text:style-name="Source_20_Code"><text:s text:c="8"/>previo -- estado al principio de la transición</text:p>
      <text:p text:style-name="Source_20_Code"><text:s text:c="8"/>siguiente -- nuevo estado intentado</text:p>
      <text:p text:style-name="Source_20_Code"><text:s text:c="8"/>mensaje -- explicación de porque la transición no esta permitida</text:p>
      <text:p text:style-name="Source_20_Code"><text:s text:c="4"/>"""</text:p>
      <text:p text:style-name="Source_20_Code"><text:s text:c="4"/>def __init__(self, previo, siguiente, mensaje):</text:p>
      <text:p text:style-name="Source_20_Code"><text:s text:c="8"/>self.previo = previo</text:p>
      <text:p text:style-name="Source_20_Code"><text:s text:c="8"/>self.siguiente = siguiente</text:p>
      <text:p text:style-name="Source_20_Code"><text:s text:c="8"/>self.mensaje = mensaje</text:p>
      <text:p text:style-name="Text_20_body">La mayoría de las excepciones son definidas con nombres que terminan en «<text:span text:style-name="Strong_20_Emphasis">Error</text:span>», similares a los nombres de las excepciones estándar.</text:p>
      <text:p text:style-name="Text_20_body">Muchos módulos estándar definen sus propias excepciones para reportar errores que pueden ocurrir en funciones propias.</text:p>
      <text:h text:style-name="Heading_20_2" text:outline-level="2">Definiendo acciones de limpieza</text:h>
      <text:p text:style-name="Text_20_body">La sentencia <text:span text:style-name="Example">try</text:span> tiene otra sentencia opcional que intenta definir acciones de limpieza que deben ser ejecutadas bajo ciertas circunstancias. Por ejemplo:</text:p>
      <text:p text:style-name="Source_20_Code">&gt;&gt;&gt; try:</text:p>
      <text:p text:style-name="Source_20_Code">... <text:s text:c="4"/>raise KeyboardInterrupt</text:p>
      <text:p text:style-name="Source_20_Code">... finally:</text:p>
      <text:p text:style-name="Source_20_Code">... <text:s text:c="4"/>print 'Adiós, Mundo!'</text:p>
      <text:p text:style-name="Source_20_Code">...</text:p>
      <text:p text:style-name="Source_20_Code">Chau, Mundo!</text:p>
      <text:p text:style-name="Source_20_Code">KeyboardInterrupt</text:p>
      <text:p text:style-name="Source_20_Code">Traceback (most recent call last):</text:p>
      <text:p text:style-name="Source_20_Code"><text:soft-page-break/><text:s text:c="2"/>File "&lt;stdin&gt;", line 2, in ?</text:p>
      <text:p text:style-name="Text_20_body">Una <text:span text:style-name="Keyword">sentencia finally</text:span> siempre es ejecutada antes de salir de la sentencia <text:span text:style-name="Example">try</text:span>, ya sea que una excepción haya ocurrido o no. Cuando ocurre una excepción en la sentencia <text:span text:style-name="Example">try</text:span> y no fue manejada por una sentencia <text:span text:style-name="Example">except</text:span> (o ocurrió en una sentencia <text:span text:style-name="Example">except</text:span> o <text:span text:style-name="Example">else</text:span>), es relanzada luego de que se ejecuta la sentencia <text:span text:style-name="Example">finally</text:span>. La sentencia <text:span text:style-name="Example">finally</text:span> es también ejecutada «a la salida» cuando cualquier otra sentencia de la sentencia <text:span text:style-name="Example">try</text:span> es dejada vía <text:span text:style-name="Example">break</text:span>, <text:span text:style-name="Example">continue</text:span> or <text:span text:style-name="Example">return</text:span>. Un ejemplo más complicado (sentencias <text:span text:style-name="Example">except</text:span> y <text:span text:style-name="Example">finally</text:span> en la misma sentencia <text:span text:style-name="Example">try</text:span>):</text:p>
      <text:p text:style-name="Source_20_Code">&gt;&gt;&gt; def dividir(x, y):</text:p>
      <text:p text:style-name="Source_20_Code">... <text:s text:c="4"/>try:</text:p>
      <text:p text:style-name="Source_20_Code">... <text:s text:c="8"/>resultado = x / y</text:p>
      <text:p text:style-name="Source_20_Code">... <text:s text:c="4"/>except ZeroDivisionError:</text:p>
      <text:p text:style-name="Source_20_Code">... <text:s text:c="8"/>print "¡división por cero!"</text:p>
      <text:p text:style-name="Source_20_Code">... <text:s text:c="4"/>else:</text:p>
      <text:p text:style-name="Source_20_Code">... <text:s text:c="8"/>print "el resultado es", resultado</text:p>
      <text:p text:style-name="Source_20_Code">... <text:s text:c="4"/>finally:</text:p>
      <text:p text:style-name="Source_20_Code">... <text:s text:c="8"/>print "ejecutando la clausula finally"</text:p>
      <text:p text:style-name="Source_20_Code">...</text:p>
      <text:p text:style-name="Source_20_Code">&gt;&gt;&gt; dividir(2, 1)</text:p>
      <text:p text:style-name="Source_20_Code">el resultado es 2</text:p>
      <text:p text:style-name="Source_20_Code">ejecutando la clausula finally</text:p>
      <text:p text:style-name="Source_20_Code">&gt;&gt;&gt; dividir(2, 0)</text:p>
      <text:p text:style-name="Source_20_Code">¡división por cero!</text:p>
      <text:p text:style-name="Source_20_Code">ejecutando la clausula finally</text:p>
      <text:p text:style-name="Source_20_Code">&gt;&gt;&gt; divide("2", "1")</text:p>
      <text:p text:style-name="Source_20_Code">ejecutando la clausula finally</text:p>
      <text:p text:style-name="Source_20_Code">Traceback (most recent call last):</text:p>
      <text:p text:style-name="Source_20_Code"><text:s text:c="2"/>File "&lt;stdin&gt;", line 1, in ?</text:p>
      <text:p text:style-name="Source_20_Code"><text:s text:c="2"/>File "&lt;stdin&gt;", line 3, in divide</text:p>
      <text:p text:style-name="Source_20_Code">TypeError: unsupported operand type(s) for /: 'str' and 'str'</text:p>
      <text:p text:style-name="Text_20_body">Como puedes ver, la sentencia <text:span text:style-name="Example">finally</text:span> es ejecutada siempre. La excepción TypeError lanzada al dividir dos cadenas de caracteres no es manejado por la sentencia <text:span text:style-name="Example">except</text:span> y por lo tanto es relanzada luego de que se ejecuta la sentencia <text:span text:style-name="Example">finally</text:span>.</text:p>
      <text:p text:style-name="Text_20_body">En aplicaciones reales, la sentencia <text:span text:style-name="Example">finally</text:span> es útil para liberar recursos externos (como archivos o conexiones de red), sin importar si el uso del recurso fue exitoso.</text:p>
      <text:h text:style-name="Heading_20_2" text:outline-level="2"><text:soft-page-break/>Acciones predefinidas de limpieza</text:h>
      <text:p text:style-name="Text_20_body">Algunos objetos definen acciones de limpieza estándar que llevar a cabo cuando el objeto no es más necesitado, independientemente de que las operaciones sobre el objeto hayan sido exitosas o no. Mirá el siguiente ejemplo, que intenta abrir un archivo e imprimir su contenido en la pantalla.</text:p>
      <text:p text:style-name="Source_20_Code">for linea in open("numeros.txt"):</text:p>
      <text:p text:style-name="Source_20_Code"><text:s text:c="4"/>print linea</text:p>
      <text:p text:style-name="Text_20_body">El problema con este código es que deja el archivo abierto por un periodo de tiempo indeterminado luego de que termine de ejecutarse. Esto no es un problema en scripts simples, pero puede ser un problema en aplicaciones más grandes.</text:p>
      <text:h text:style-name="Heading_20_3" text:outline-level="3">Sentencia with</text:h>
      <text:p text:style-name="Text_20_body">La sentencia <text:span text:style-name="Example">with</text:span> permite que objetos como archivos sean usados de una forma que asegure que siempre se los libera rápido y en forma correcta.</text:p>
      <text:p text:style-name="Source_20_Code">with open("numeros.txt") as f:</text:p>
      <text:p text:style-name="Source_20_Code"><text:s text:c="4"/>for linea in f:</text:p>
      <text:p text:style-name="Source_20_Code"><text:s text:c="8"/>print linea</text:p>
      <text:p text:style-name="Text_20_body">Luego de que la sentencia sea ejecutada, el archivo <text:span text:style-name="Emphasis">f</text:span> siempre es cerrado, incluso si se encuentra un problema al procesar las líneas. Otros objetos que provean acciones de limpieza predefinidas lo indicarán en su documentación.</text:p>
      <text:h text:style-name="Heading_20_2" text:outline-level="2">Traceback</text:h>
      <text:p text:style-name="Text_20_body">El <text:span text:style-name="Example">Traceback</text:span> o <text:span text:style-name="Keyword">trazado inverso</text:span>, es un listado de las funciones en curso de ejecución, presentadas cuando sucede un error en tiempo de ejecución. Es común que al trazado inverso también se le conozca como <text:span text:style-name="Keyword">trazado de pila</text:span>, porque lista las funciones en el orden en el cual son almacenadas en la <text:a xlink:type="simple" xlink:href="https://es.wikipedia.org/wiki/Pila_(estructura_de_datos)#Pila_de_llamadas" text:style-name="Internet_20_link" text:visited-style-name="Visited_20_Internet_20_Link">pila de llamadas</text:a>.</text:p>
      <text:p text:style-name="Text_20_body">El módulo integrado <text:a xlink:type="simple" xlink:href="https://docs.python.org/library/traceback" text:style-name="Internet_20_link" text:visited-style-name="Visited_20_Internet_20_Link">traceback</text:a> incorpora el comportamiento de <text:span text:style-name="Example">Traceback</text:span> o <text:span text:style-name="Keyword">trazado inverso</text:span> ya que extrae, formatea e imprime información acerca de <text:span text:style-name="Keyword">trazado del stack</text:span> de los errores y excepciones en Python.</text:p>
      <text:p text:style-name="Source_20_Code">&gt;&gt;&gt; import traceback</text:p>
      <text:p text:style-name="Source_20_Code"><text:soft-page-break/>&gt;&gt;&gt; traceback.__doc__</text:p>
      <text:p text:style-name="Source_20_Code">'Extract, format and print information about Python stack traces.'</text:p>
      <text:p text:style-name="Source_20_Code">&gt;&gt;&gt; help(traceback)</text:p>
      <text:p text:style-name="Text_20_body"/>
      <text:h text:style-name="Heading_20_1" text:outline-level="1">Excepciones integradas</text:h>
      <text:p text:style-name="Text_20_body">Las excepciones pueden ser objetos de una clase u objetos cadena. Aunque la mayoría de las excepciones eran objetos cadena en las anteriores versiones de Python, en Python 1.5 y versiones posteriores, todas las excepciones estándar han sido convertidas en objetos de clase y se anima a los usuarios a que hagan lo propio. Las excepciones están definidas en el módulo <text:span text:style-name="Example">exceptions</text:span>. Nunca es necesario importar este módulo explícitamente, pues las excepciones vienen proporcionadas por el espacio nominal interno.</text:p>
      <text:p text:style-name="Text_20_body">Dos objetos de cadena distintos con el mismo valor se consideran diferentes excepciones. Esto es así para forzar a los programadores a usar nombres de excepción en lugar de su valor textual al especificar gestores de excepciones. El valor de cadena de todas las excepciones internas es su nombre, pero no es un requisito para las <text:a xlink:type="simple" xlink:href="#1.6.Excepciones definidas por el usuario|outline" text:style-name="Internet_20_link" text:visited-style-name="Visited_20_Internet_20_Link"><text:span text:style-name="T8">excepciones definidas por el usuario</text:span></text:a> u otras excepciones definidas por módulos de biblioteca.</text:p>
      <text:p text:style-name="Text_20_body">En el caso de las clases de excepción, en una sentencia <text:span text:style-name="Example">try</text:span> con una sentencia <text:span text:style-name="Example">except</text:span> que mencione una clase particular, esta sentencia también gestionará cualquier excepción derivada de dicha clase (pero no las clases de excepción de las que deriva ella). Dos clases de excepción no emparentadas mediante sub-clasificación nunca son equivalentes, aunque tengan el mismo nombre.</text:p>
      <text:p text:style-name="Text_20_body">Las excepciones internas enumeradas a continuación pueden ser generadas por el intérprete o por funciones internas. Excepto en los casos mencionados, tienen un <text:span text:style-name="Source_20_Text">valor asociado</text:span> indicando en detalle la causa del error. Este valor puede ser una cadena o tupla de varios elementos informativos (es decir, un código de error y una cadena que explica el código). El valor asociado es el segundo argumento a la sentencia <text:span text:style-name="Example">raise</text:span>. En las cadenas de excepción, el propio valor asociado se almacenará en la variable nombrada como el segundo argumento de la sentencia <text:span text:style-name="Example">except</text:span> (si la hay). En las clases de excepción, dicha variable recoge la instancia de la excepción. Si la clase de excepción deriva de la clase raíz estándar Exception, el valor <text:soft-page-break/>asociado está disponible en el atributo <text:span text:style-name="Example">args</text:span> de la instancia de excepción y es probable que aparezca en otros atributos.</text:p>
      <text:p text:style-name="Text_20_body">El código de usuario puede lanzar excepciones internas. Se puede usar para comprobar un gestor de excepciones o para informar de una condición de error del mismo modo que el intérprete lanza la misma excepción. Hay que ser precavido, pues nada incluye que el código de usuario lance una excepción inadecuada.</text:p>
      <text:p text:style-name="Text_20_body">Las siguientes excepciones sólo se usan como clase base de otras excepciones.</text:p>
      <text:p text:style-name="Source_20_Code"><text:span text:style-name="Source_20_Text">BaseException</text:span> </text:p>
      <text:p text:style-name="List_20_Contents">La clase base de todas las comunes excepciones. Deriva de la clase raíz <text:span text:style-name="Example">__builtin__.object</text:span>, es el tipo más básico. </text:p>
      <text:p text:style-name="Source_20_Code"><text:span text:style-name="Source_20_Text">Exception</text:span> </text:p>
      <text:p text:style-name="P8">La clase base de todas las excepciones no existentes. Deriva de la clase raíz BaseException.</text:p>
      <text:p text:style-name="P8">La clase base de las excepciones. Todas las excepciones internas derivan de esta clase. Todas las excepciones definidas por usuario deberían derivarse de esta clase, aunque no es obligatorio (todavía). La función <text:span text:style-name="Example">str()</text:span>, aplicada a una instancia de una clase (o la mayoría de sus clases derivadas) devuelve un valor cadena a partir de sus argumentos o una cadena vacía si no se proporcionaron argumentos al constructor. Si se usa como secuencia, accede a los argumentos proporcionados al constructor (útil para compatibilidad con código antiguo). Los argumentos también están disponibles en el atributo <text:span text:style-name="Example">args</text:span> de la instancia, como tupla.</text:p>
      <text:p text:style-name="Source_20_Code"><text:span text:style-name="Source_20_Text">StandardError</text:span> </text:p>
      <text:p text:style-name="List_20_Contents">La clase base para todas las excepciones internas excepto SystemExit. Deriva de la clase raíz Exception. </text:p>
      <text:p text:style-name="Source_20_Code"><text:span text:style-name="Source_20_Text">ArithmeticError</text:span> </text:p>
      <text:p text:style-name="List_20_Contents">La clase base de las excepciones lanzadas por diversos errores aritméticos: OverflowError, ZeroDivisionError y FloatingPointError. Deriva de la clase raíz StandardError. </text:p>
      <text:p text:style-name="Source_20_Code"><text:soft-page-break/><text:span text:style-name="Source_20_Text">LookupError</text:span> </text:p>
      <text:p text:style-name="List_20_Contents">La clase base de las excepciones lanzadas cuando una clave o índice utilizado en una correspondencia (diccionario) o secuencia son incorrectos: IndexError, KeyError. Deriva de la clase raíz StandardError. </text:p>
      <text:p text:style-name="Source_20_Code"><text:span text:style-name="Source_20_Text">EnvironmentError</text:span> </text:p>
      <text:p text:style-name="List_20_Contents">La clase base de las excepciones que pueden ocurrir fuera del sistema Python: IOError, OSError. Cuando se crean excepciones de este tipo con una tupla de dos valores, el primer elemento queda disponible en el atributo <text:span text:style-name="Example">errno</text:span> de la instancia (se supone que es un número de error) y el segundo en el atributo <text:span text:style-name="Example">strerror</text:span> (suele ser el mensaje de error asociado). La propia tupla está disponible en el atributo <text:span text:style-name="Example">args</text:span>. Cuando se instancia una excepción <text:span text:style-name="Example">EnvironmentError</text:span> con una tupla de tres elementos, los primeros dos quedan disponibles como en el caso de dos elementos y el tercero queda en el atributo <text:span text:style-name="Example">filename</text:span>. Sin embargo, por compatibilidad con sistemas anteriores, el atributo <text:span text:style-name="Example">args</text:span> contiene sólo una tupla de dos elementos de los dos primeros argumentos del constructor. El atributo <text:span text:style-name="Example">filename</text:span> es None cuando se cree la excepción con una cantidad de argumentos diferente de 3. Los atributos <text:span text:style-name="Example">errno</text:span> y <text:span text:style-name="Example">strerror</text:span> son también <text:span text:style-name="Example">None</text:span> cuando la instancia no se cree con 2 ó 3 argumentos. En este último caso, <text:span text:style-name="Example">args</text:span> contiene los argumentos del constructor tal cual, en forma de tupla. Deriva de la clase raíz StandardError. </text:p>
      <text:p text:style-name="Text_20_body">Las siguientes excepciones son las realmente lanzadas.</text:p>
      <text:p text:style-name="Source_20_Code"><text:span text:style-name="Source_20_Text">AssertionError</text:span> </text:p>
      <text:p text:style-name="List_20_Contents">Se lanza cuando una sentencia <text:span text:style-name="Example">assert</text:span> es <text:span text:style-name="Example">False</text:span>. Deriva de la clase raíz StandardError. </text:p>
      <text:p text:style-name="Source_20_Code"><text:span text:style-name="Source_20_Text">AttributeError</text:span> </text:p>
      <text:p text:style-name="List_20_Contents">Se lanza cuando una referencia o asignación a atributo fracasa (cuando un objeto no tenga referencias o asignaciones a atributos en absoluto, se lanza, la excepción TypeError.) Deriva de la clase raíz StandardError. </text:p>
      <text:p text:style-name="Source_20_Code"><text:span text:style-name="Source_20_Text">BufferError</text:span> </text:p>
      <text:p text:style-name="List_20_Contents">Se lanza cuando un error Buffer sucede. Deriva de la excepción StandardError. </text:p>
      <text:p text:style-name="Source_20_Code"><text:soft-page-break/><text:span text:style-name="Source_20_Text">EOFError</text:span> </text:p>
      <text:p text:style-name="List_20_Contents">Se lanza cuando las funciones internas (input() o raw_input()) alcanzan un <text:span text:style-name="Keyword">end of file</text:span> <text:span text:style-name="Example">EOF</text:span> (final de archivo) sin leer datos. N.B.: Los métodos read() y readline() de los objetos archivo devuelven una cadena vacía al alcanzar <text:span text:style-name="Example">EOF</text:span>. Deriva de la clase raíz StandardError. </text:p>
      <text:p text:style-name="Source_20_Code"><text:span text:style-name="Source_20_Text">FloatingPointError</text:span> </text:p>
      <text:p text:style-name="List_20_Contents">Se lanza cuando falla una operación de coma flotante. Esta excepción siempre está definida, pero sólo se puede lanzar cuando Python esta configurado con la opción <text:span text:style-name="Example">--with-fpectl</text:span> o se ha definido el símbolo <text:span text:style-name="Example">WANT_SIGFPE_HANDLER</text:span> en el archivo <text:span text:style-name="Example">config.h</text:span>. Deriva de la clase raíz ArithmeticError. </text:p>
      <text:p text:style-name="Source_20_Code"><text:span text:style-name="Source_20_Text">GeneratorExit</text:span> </text:p>
      <text:p text:style-name="List_20_Contents">Se lanza cuando la solicitud de salida de un generador Python sucede. Deriva de la excepción BaseException. </text:p>
      <text:p text:style-name="Source_20_Code"><text:span text:style-name="Source_20_Text">IOError</text:span> </text:p>
      <text:p text:style-name="List_20_Contents">Se lanza cuando una operación de E/S (tal como una sentencia print, la función integrada open() o un método de un objeto archivo) fracasa por motivos relativos a E/S, por ejemplo, por no encontrarse un archivo o llenarse el disco. Esta clase se deriva de EnvironmentError. En la explicación anterior se proporciona información adicional sobre los atributos de instancias de excepción. Deriva de la clase raíz EnvironmentError. </text:p>
      <text:p text:style-name="Source_20_Code"><text:span text:style-name="Source_20_Text">ImportError</text:span> </text:p>
      <text:p text:style-name="List_20_Contents">Se lanza cuando una sentencia <text:span text:style-name="Example">import</text:span> no encuentra la definición del módulo o cuando <text:span text:style-name="Example">from ... import</text:span> no encuentra un nombre a importar. Deriva de la clase raíz StandardError. </text:p>
      <text:p text:style-name="Source_20_Code"><text:span text:style-name="Source_20_Text">IndexError</text:span> </text:p>
      <text:p text:style-name="List_20_Contents">Se lanza cuando un sub-índice de una secuencia se sale del rango. Los índices de corte se truncan silenciosamente al rango disponible. Si un índice no es un entero simple, se lanza TypeError. Deriva de la clase raíz LookupError. </text:p>
      <text:p text:style-name="Source_20_Code"><text:span text:style-name="Source_20_Text">IndentationError</text:span> </text:p>
      <text:p text:style-name="List_20_Contents"><text:soft-page-break/>Se lanza cuando una indentación incorrecta sucede. Deriva de la excepción SyntaxError. </text:p>
      <text:p text:style-name="Source_20_Code"><text:span text:style-name="Source_20_Text">KeyError</text:span> </text:p>
      <text:p text:style-name="List_20_Contents">Se lanza cuando no se encuentra una clave de una correspondencia (diccionario) en el conjunto de claves existentes. Deriva de la clase raíz LookupError. </text:p>
      <text:p text:style-name="Source_20_Code"><text:span text:style-name="Source_20_Text">KeyboardInterrupt</text:span> </text:p>
      <text:p text:style-name="List_20_Contents">Se lanza cuando el usuario pulsa la tecla de interrupción (normalmente con la combinación de teclas <text:span text:style-name="Example">Control-C</text:span> o <text:span text:style-name="Example">DEL2.7</text:span>). A lo largo de la ejecución se comprueba si se ha interrumpido regularmente. Las interrupciones ocurridas cuando una función input() o raw_input()) espera datos también lanzan esta excepción. Deriva de la clase raíz BaseException. </text:p>
      <text:p text:style-name="Source_20_Code"><text:span text:style-name="Source_20_Text">MemoryError</text:span> </text:p>
      <text:p text:style-name="List_20_Contents">Se lanza cuando una operación agota la memoria pero aún se puede salvar la situación (borrando objetos). El valor asociado es una cadena que indica qué tipo de operación (interna) agotó la memoria. Obsérvese que por la arquitectura de gestión de memoria subyacente (la función de C <text:span text:style-name="Example">malloc()</text:span>), puede que el intérprete no siempre sea capaz de recuperarse completamente de esta situación. De cualquier modo, se lanza una excepción para que se pueda imprimir una traza, por si la causa fue un programa desbocado. Deriva de la clase raíz StandardError. </text:p>
      <text:p text:style-name="Source_20_Code"><text:span text:style-name="Source_20_Text">NameError</text:span> </text:p>
      <text:p text:style-name="List_20_Contents">Se lanza cuando no se encuentra un nombre local o global. Sólo se aplica a nombre no calificados. El valor asociado es el nombre no encontrado. Deriva de la clase raíz StandardError. </text:p>
      <text:p text:style-name="Source_20_Code"><text:span text:style-name="Source_20_Text">NotImplementedError</text:span> </text:p>
      <text:p text:style-name="List_20_Contents">Esta excepción se deriva de RuntimeError. En clases base definidas por el usuario, los métodos abstractos deberían lanzar esta excepción cuando se desea que las clases derivadas redefinan este método. Deriva de la clase raíz RuntimeError. </text:p>
      <text:p text:style-name="Source_20_Code"><text:span text:style-name="Source_20_Text">OSError</text:span> </text:p>
      <text:p text:style-name="List_20_Contents"><text:soft-page-break/>Esta clase se deriva de EnvironmentError y se usa principalmente como excepción <text:span text:style-name="Example">os.error</text:span> de <text:span text:style-name="Example">os</text:span>. En EnvironmentError hay una descripción de los posibles valores asociados. </text:p>
      <text:p text:style-name="Source_20_Code"><text:span text:style-name="Source_20_Text">OverflowError</text:span> </text:p>
      <text:p text:style-name="List_20_Contents">Se lanza cuando el resultado de una operación aritmética es demasiado grande para representarse (desbordamiento). Esto no es posible en los enteros largos (que antes que rendirse lanzarían MemoryError). Por la falta de normalización de la gestión de excepciones de coma flotante en C, la mayoría de las operaciones de coma flotante, tampoco se comprueban. En el caso de enteros normales, se comprueban todas las operaciones que pueden desbordar excepto el desplazamiento a la izquierda, en el que las aplicaciones típicas prefieren perder bits que lanzar una excepción. Deriva de la clase raíz ArithmeticError. </text:p>
      <text:p text:style-name="Source_20_Code"><text:span text:style-name="Source_20_Text">RuntimeError</text:span> </text:p>
      <text:p text:style-name="List_20_Contents">Se lanza cuando se detecta un error que no cuadra en ninguna de las otras categorías. El valor asociado es una cadena que indica qué fue mal concretamente. Esta excepción es mayormente una reliquia de versiones anteriores del intérprete; ya casi no se usa. Deriva de la clase raíz StandardError. </text:p>
      <text:p text:style-name="Source_20_Code"><text:span text:style-name="Source_20_Text">StopIteration</text:span> </text:p>
      <text:p text:style-name="List_20_Contents">Se lanza cuando se indica el final desde <text:span text:style-name="Example">iterator.next()</text:span>. Deriva de la excepción Exception. </text:p>
      <text:p text:style-name="Source_20_Code"><text:span text:style-name="Source_20_Text">SyntaxError</text:span> </text:p>
      <text:p text:style-name="P4">Se lanza cuando el analizador encuentra un error en la sintaxis. Esto puede ocurrir en una sentencia <text:span text:style-name="Example">import</text:span>, en una sentencia <text:span text:style-name="Example">exec</text:span>, en una llamada a la función interna <text:span text:style-name="Example">eval</text:span><text:span text:style-name="Source_20_Text">()</text:span> o input(), o al leer el guion inicial o la entrada estándar (por ejemplo, la entrada interactiva). Si se usan excepciones de clase, las instancias de esta clase tienen disponibles los atributos <text:span text:style-name="Example">filename</text:span> (nombre del archivo), <text:span text:style-name="Example">lineno</text:span> (n<text:span text:style-name="T8">úmero</text:span> de línea), <text:span text:style-name="Example">offset</text:span> (n<text:span text:style-name="T8">úmero </text:span>de columna) y <text:span text:style-name="Example">text</text:span> (texto), que ofrecen un acceso más fácil a los detalles. En las excepciones de cadena, el valor asociado suele ser una tupla de la forma (mensaje, (nombreFichero, numLinea, columna, texto)). En las excepciones de clase, <text:span text:style-name="Example">str()</text:span> sólo devuelve el mensaje. Deriva de la clase raíz StandardError. </text:p>
      <text:p text:style-name="Source_20_Code"><text:span text:style-name="Source_20_Text">SystemError</text:span> </text:p>
      <text:p text:style-name="List_20_Contents"><text:soft-page-break/>Se lanza cuando el intérprete encuentra un error interno, pero la situación no parece tan grave como para perder la esperanza. El valor asociado es una cadena que indica qué ha ido mal (en términos de bajo nivel). Se debería dar parte de este error al autor o mantenedor del intérprete Python en cuestión. Se debe incluir en el informe la cadena de versión del intérprete Python (<text:span text:style-name="Example">sys.version</text:span>, que también se muestra al inicio de una sesión interactiva), la causa exacta del error y, si es posible, el código fuente del programa que provocó el error. Deriva de la clase raíz StandardError. </text:p>
      <text:p text:style-name="Source_20_Code"><text:span text:style-name="Source_20_Text">SystemExit</text:span> </text:p>
      <text:p text:style-name="List_20_Contents">Lanzada por la función <text:span text:style-name="Example">sys.exit()</text:span>. Si no se captura, el intérprete de Python finaliza la ejecución sin presentar una pila de llamadas. Si el valor asociado es un entero normal, especifica el estado de salida al sistema (se pasa a la función de C <text:span text:style-name="Example">exit</text:span><text:span text:style-name="Source_20_Text">()</text:span>), Si es None, el estado de salida es cero (que indica una salida normal sin errores). En el caso de ser de otro tipo, se presenta el valor del objeto y el estado de salida será <text:span text:style-name="Source_20_Text">1</text:span>. Las instancias tienen un atributo <text:span text:style-name="Example">code</text:span> cuyo valor se establece al estado de salida o mensaje de error propuesto (inicialmente <text:span text:style-name="Example">None</text:span>). Además, esta excepción deriva directamente de Exception y no de la excepción StandardError, ya que técnicamente no es un error. Una llamada a <text:span text:style-name="Example">sys.exit()</text:span> se traduce a un error para que los gestores de limpieza final (las sentencias <text:span text:style-name="Example">finally</text:span> de las sentencias <text:span text:style-name="Example">try</text:span>) se puedan ejecutar y para que un depurador pueda ejecutar un guion sin riesgo de perder el control. Se puede usar la función <text:span text:style-name="Example">os._exit()</text:span> si es total y absolutamente necesario salir inmediatamente (por ejemplo, tras un <text:span text:style-name="Example">fork()</text:span> en el proceso hijo). Deriva de la clase raíz BaseException. </text:p>
      <text:p text:style-name="Source_20_Code"><text:span text:style-name="Source_20_Text">ReferenceError</text:span> </text:p>
      <text:p text:style-name="List_20_Contents">Se lanza cuando se usó un proxy de referencia débil después de que el referente desapareció. Deriva de la excepción StandardError. </text:p>
      <text:p text:style-name="Source_20_Code"><text:span text:style-name="Source_20_Text">TabError</text:span> </text:p>
      <text:p text:style-name="List_20_Contents">Se lanza cuando sucede una mezcla inadecuada de espacios y tabulaciones. Deriva de la excepción IndentationError. </text:p>
      <text:p text:style-name="Source_20_Code"><text:span text:style-name="Source_20_Text">TypeError</text:span> </text:p>
      <text:p text:style-name="List_20_Contents">Se lanza cuando una operación o función interna se aplica a un objeto de tipo inadecuado. El valor asociado es una cadena con detalles de la incoherencia de tipos. Deriva de la clase raíz StandardError. </text:p>
      <text:p text:style-name="Source_20_Code"><text:soft-page-break/><text:span text:style-name="Source_20_Text">UnboundLocalError</text:span> </text:p>
      <text:p text:style-name="List_20_Contents">Se lanza cuando se hace referencia a una variable local en una función o método, pero no se ha asignado un valor a dicha variable. Deriva de la excepción NameError. </text:p>
      <text:p text:style-name="Source_20_Code"><text:span text:style-name="Source_20_Text">UnicodeError</text:span> </text:p>
      <text:p text:style-name="List_20_Contents">Se lanza cuando se da un error relativo a codificación/descodificación <text:span text:style-name="Example">Unicode</text:span>. Deriva de la excepción ValueError. </text:p>
      <text:p text:style-name="Source_20_Code"><text:span text:style-name="Source_20_Text">UnicodeDecodeError</text:span> </text:p>
      <text:p text:style-name="List_20_Contents">Se lanza cuando un error al decodificar <text:span text:style-name="Example">Unicode</text:span> sucede. Deriva de la excepción UnicodeError. </text:p>
      <text:p text:style-name="Source_20_Code"><text:span text:style-name="Source_20_Text">UnicodeEncodeError</text:span> </text:p>
      <text:p text:style-name="List_20_Contents">Se lanza cuando un error al codificar <text:span text:style-name="Example">Unicode</text:span> sucede. Deriva de la excepción UnicodeError. </text:p>
      <text:p text:style-name="Source_20_Code"><text:span text:style-name="Source_20_Text">UnicodeTranslateError</text:span> </text:p>
      <text:p text:style-name="List_20_Contents">Se lanza cuando un error al traducir <text:span text:style-name="Example">Unicode</text:span> sucede. Deriva de la excepción UnicodeError. </text:p>
      <text:p text:style-name="Source_20_Code"><text:span text:style-name="Source_20_Text">ValueError</text:span> </text:p>
      <text:p text:style-name="List_20_Contents">Se lanza cuando una operación o función interna recibe un argumento del tipo correcto, pero con un valor inapropiado y no es posible describir la situación con una excepción más precisa, como IndexError. </text:p>
      <text:p text:style-name="Source_20_Code"><text:span text:style-name="Source_20_Text">ZeroDivisionError</text:span> </text:p>
      <text:p text:style-name="List_20_Contents">Se lanza cuando el segundo argumento de una operación de división o módulo es cero. El valor asociado es una cadena que indica el tipo de operandos y la operación. Deriva de la clase raíz ArithmeticError. </text:p>
      <text:p text:style-name="Source_20_Code"><text:span text:style-name="Source_20_Text">Warning</text:span> </text:p>
      <text:p text:style-name="List_20_Contents">La clase base para las categorías de advertencias. Deriva de la excepción Exception. </text:p>
      <text:p text:style-name="Source_20_Code"><text:soft-page-break/><text:span text:style-name="Source_20_Text">BytesWarning</text:span> </text:p>
      <text:p text:style-name="List_20_Contents">La clase base para las advertencias acerca de problemas relacionados con bytes y buffer, mas relacionado a la conversión desde <text:span text:style-name="Example">str</text:span> o comparando a <text:span text:style-name="Example">str</text:span>. Deriva de la excepción Warning. </text:p>
      <text:p text:style-name="Source_20_Code"><text:span text:style-name="Source_20_Text">DeprecationWarning</text:span> </text:p>
      <text:p text:style-name="List_20_Contents">La clase base para las advertencias acerca de características obsoletas. Deriva de la excepción Warning. </text:p>
      <text:p text:style-name="Source_20_Code"><text:span text:style-name="Source_20_Text">FutureWarning</text:span> </text:p>
      <text:p text:style-name="List_20_Contents">La clase base para las advertencias acerca de constructores que pueden ser cambiado sistemáticamente en el futuro. Deriva de la excepción Warning. </text:p>
      <text:p text:style-name="Source_20_Code"><text:span text:style-name="Source_20_Text">ImportWarning</text:span> </text:p>
      <text:p text:style-name="List_20_Contents">La clase base para las advertencias acerca de probables errores en importar módulos. Deriva de la excepción Warning. </text:p>
      <text:p text:style-name="Source_20_Code"><text:span text:style-name="Source_20_Text">PendingDeprecationWarning</text:span> </text:p>
      <text:p text:style-name="List_20_Contents">La clase base para las advertencias acerca de características las cuales serán obsoletas en el futuro. Deriva de la excepción Warning. </text:p>
      <text:p text:style-name="Source_20_Code"><text:span text:style-name="Source_20_Text">RuntimeWarning</text:span> </text:p>
      <text:p text:style-name="List_20_Contents">La clase base para las advertencias acerca de comportamiento del tiempo de ejecución dudosa. Deriva de la excepción Warning. </text:p>
      <text:p text:style-name="Source_20_Code"><text:span text:style-name="Source_20_Text">SyntaxWarning</text:span> </text:p>
      <text:p text:style-name="P5">La clase base para las advertencias acerca de sintaxis dudosa. Deriva de la excepción Warning. </text:p>
      <text:p text:style-name="P6">UnicodeWarning </text:p>
      <text:p text:style-name="List_20_Contents">La clase base para las advertencias acerca de problemas relacionado con <text:span text:style-name="Source_20_Text">Unicode</text:span>, más relacionado a problemas de conversión. Deriva de la excepción Warning. </text:p>
      <text:p text:style-name="Source_20_Code"><text:soft-page-break/><text:span text:style-name="Source_20_Text">UserWarning</text:span> </text:p>
      <text:p text:style-name="List_20_Contents">La clase base para las advertencias generadas por código de usuario. Deriva de la excepción Warning. </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fo:margin-left="2cm" fo:margin-right="0cm" fo:text-indent="-1.499cm" style:auto-text-indent="false">
        <style:tab-stops>
          <style:tab-stop style:position="2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gure" style:family="paragraph" style:parent-style-name="Caption" style:class="extra"/>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Emphasis" style:family="text">
      <style:text-properties fo:font-style="italic" fo:background-color="transparent"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00" loext:opacity="100%" style:text-underline-style="solid" style:text-underline-width="bold" style:text-underline-color="#000000"/>
    </style:style>
    <style:style style:name="Citation" style:family="text">
      <style:text-properties fo:font-style="italic" style:font-style-asian="italic" style:font-style-complex="italic"/>
    </style:style>
    <style:style style:name="Keyword" style:family="text" style:parent-style-name="Emphasis">
      <style:text-properties style:text-underline-style="dotted" style:text-underline-width="auto" style:text-underline-color="font-color" style:text-overline-style="none" style:text-overline-color="font-color"/>
    </style:style>
    <style:style style:name="Matemático" style:family="text">
      <style:text-properties style:font-name="Century" fo:font-family="Century" style:font-style-name="Normal" style:font-family-generic="roman" style:font-pitch="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Termino_20_definido" style:display-name="Termino definido"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14"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087f3"/>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style style:name="MT8" style:family="text">
      <style:text-properties officeooo:rsid="006ae128"/>
    </style:style>
    <style:style style:name="MT9" style:family="text">
      <style:text-properties style:font-name="Fabrikat" fo:font-size="13pt" officeooo:rsid="00176edb" style:font-size-asian="10.5pt"/>
    </style:style>
    <style:style style:name="MT10" style:family="text">
      <style:text-properties style:font-name="Fabrikat" fo:font-size="13pt" officeooo:rsid="000b2ba5"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0"><draw:image xlink:href="Pictures/1000000100000500000000C83219F6C7E893AB6A.png" xlink:type="simple" xlink:show="embed" xlink:actuate="onLoad" draw:mime-type="image/png"/></draw:frame><text:tab/><text:tab/><text:span text:style-name="MT1">Introducción a la </text:span></text:p>
        <text:p text:style-name="MP2"><text:span text:style-name="MT2"><text:tab/><text:tab/></text:span><text:span text:style-name="MT3">Ingeniería en Computación</text:span></text:p>
      </style:header>
      <style:footer>
        <text:p text:style-name="MP3"><text:span text:style-name="MT4">r</text:span><text:editing-cycles>19</text:editing-cycles>/<text:span text:style-name="MT5"><text:date style:data-style-name="N10114" text:date-value="2023-03-28T08:09:07.728999727">2023</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20</text:page-number></text:span><text:span text:style-name="Fondo_20_Gris"><text:s/>de </text:span><text:span text:style-name="Fondo_20_Gris"><text:expression text:formula="ooow:page" office:value-type="float" office:value="0" style:data-style-name="N0">20</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8">Módulo 5</text:span></text:p>
        <text:p text:style-name="MP5"><text:span text:style-name="MT2"><text:tab/><text:tab/></text:span><text:span text:style-name="MT9">Curso de Ingreso </text:span><text:span text:style-name="MT10"><text:date style:data-style-name="N114" text:date-value="2023-03-28T08:09:07.751999879">2023</text:date></text:span></text:p>
      </style:header>
      <style:footer>
        <text:p text:style-name="MP6"><text:span text:style-name="MT4">r</text:span><text:editing-cycles>19</text:editing-cycles>/<text:span text:style-name="MT5"><text:date style:data-style-name="N10114" text:date-value="2023-03-28T08:09:07.751999879">2023</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ín René Vilugrón</meta:initial-creator>
    <meta:creation-date>2021-05-18T22:21:21.170775223</meta:creation-date>
    <dc:date>2023-03-28T08:09:07.351000000</dc:date>
    <dc:creator>Martín René Vilugron</dc:creator>
    <meta:editing-duration>PT18M44S</meta:editing-duration>
    <meta:editing-cycles>19</meta:editing-cycles>
    <meta:generator>LibreOffice/7.5.0.3$Windows_X86_64 LibreOffice_project/c21113d003cd3efa8c53188764377a8272d9d6de</meta:generator>
    <meta:document-statistic meta:table-count="0" meta:image-count="2" meta:object-count="0" meta:page-count="20" meta:paragraph-count="341" meta:word-count="4835" meta:character-count="31160" meta:non-whitespace-character-count="26099"/>
  </office:meta>
</office:document-meta>
</file>